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3" fo:font-size="14pt" fo:language="en" fo:country="none"/>
    </style:style>
    <style:style style:name="P6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style:font-name="Times New Roman3" fo:font-size="14pt" fo:language="en" fo:country="none"/>
    </style:style>
    <style:style style:name="T3" style:family="text">
      <style:text-properties style:font-name="Times New Roman3" fo:font-size="14pt" fo:language="en" fo:country="none" fo:font-weight="bold" style:font-weight-asian="bold" style:font-weight-complex="bold"/>
    </style:style>
    <style:style style:name="T4" style:family="text">
      <style:text-properties style:font-name="Times New Roman3" fo:font-size="14pt" fo:language="en" fo:country="none" fo:font-style="italic"/>
    </style:style>
    <style:style style:name="T5" style:family="text">
      <style:text-properties style:font-name="Times New Roman3" fo:font-size="14pt" fo:language="en" fo:country="none" fo:font-style="italic" style:font-style-asian="italic" style:font-style-complex="italic"/>
    </style:style>
    <style:style style:name="T6" style:family="text">
      <style:text-properties style:font-name="Times New Roman3" fo:font-size="14pt" fo:language="en" fo:country="US" fo:font-weight="bold" style:font-weight-asian="bold" style:font-weight-complex="bold"/>
    </style:style>
    <style:style style:name="T7" style:family="text">
      <style:text-properties fo:font-size="14pt" fo:language="en" fo:country="none"/>
    </style:style>
    <style:style style:name="T8" style:family="text">
      <style:text-properties fo:font-size="14pt" fo:background-color="transparent" style:font-size-asian="14pt" style:font-size-complex="14pt"/>
    </style:style>
    <style:style style:name="T9" style:family="text">
      <style:text-properties style:font-name="Times New Roman1" fo:font-size="14pt" fo:background-color="transparent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85cm" draw:z-index="0"><draw:image xlink:href="../../odt_eng/images/302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T <text:span text:style-name="T1">trigger</text:span>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461cm" draw:z-index="0"><draw:image xlink:href="../../odt_eng/images/3025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2">The unit is</text:span> <text:span text:style-name="T3">vectorized</text:span><text:span text:style-name="T2">, it</text:span> <text:span text:style-name="T2">implements</text:span> <text:span text:style-name="T2">a toggle trigger that changes</text:span> <text:span text:style-name="T2">its state</text:span> <text:span text:style-name="T2">under change of a </text:span><text:span text:style-name="T5">logical</text:span> <text:span text:style-name="T2">input signal</text:span> <text:span text:style-name="T2">from 0 to</text:span> <text:span text:style-name="T2">1 (for</text:span> <text:span text:style-name="T2">the "by</text:span> <text:span text:style-name="T2">leading edge" type of</text:span> <text:span text:style-name="T2">complementing input), or vice versa,</text:span> <text:span text:style-name="T2">under change of the input value</text:span> <text:span text:style-name="T2">from 1 to</text:span> <text:span text:style-name="T2">0 for</text:span> <text:span text:style-name="T2">the "by trailing edge" type of</text:span> <text:span text:style-name="T2">complementing input.</text:span></text:p>
            <text:p text:style-name="P5">The unit algorithm for the "by leading edge" type of input:</text:p>
            <text:p text:style-name="P4"><draw:frame draw:style-name="fr3" draw:name="Объект3" text:anchor-type="as-char" svg:width="9.437cm" svg:height="0.564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.</text:p>
            <text:p text:style-name="Text_20_body"><text:span text:style-name="T7">The unit algorithm</text:span> <text:span text:style-name="T7">for</text:span> <text:span text:style-name="T7">the "by</text:span> <text:span text:style-name="T7">trailing edge" type of</text:span> <text:span text:style-name="T7">input:</text:span></text:p>
            <text:p text:style-name="P4"><draw:frame draw:style-name="fr3" draw:name="Объект4" text:anchor-type="as-char" svg:width="9.449cm" svg:height="0.564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.</text:p>
            <text:p text:style-name="Text_20_body"><text:span text:style-name="T2">If</text:span> <text:span text:style-name="T2">the input type</text:span> <text:span text:style-name="T2">is set to</text:span> <text:span text:style-name="T2">"by leading edge and trailing edge", then</text:span> <text:span text:style-name="T2">for </text:span><text:span text:style-name="T5">any</text:span> <text:span text:style-name="T2">change of the input</text:span> <text:span text:style-name="T5">logic</text:span><text:span text:style-name="T2"> signal</text:span> <text:span text:style-name="T2">the trigger will</text:span> <text:span text:style-name="T2">change its state:</text:span></text:p>
            <text:p text:style-name="P4"><draw:frame draw:style-name="fr3" draw:name="Объект1" text:anchor-type="as-char" svg:width="9.267cm" svg:height="0.564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Text_20_body"><text:span text:style-name="T1">where</text:span> 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2">is for the output signal</text:span> <text:span text:style-name="T2">vector</text:span> , <text:span text:style-name="T9"><draw:frame draw:style-name="fr3" draw:name="Объект5" text:anchor-type="as-char" svg:width="1.044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8"> </text:span><text:s/><text:span text:style-name="T2">is for the input</text:span> <text:span text:style-name="T2">signal</text:span> <text:span text:style-name="T2">vector and NOT is for <text:s/>the NOT <text:s/>logical operation</text:span> <text:span text:style-name="T2">designation.</text:span></text:p>
            <text:p text:style-name="Text_20_body"><text:span text:style-name="T6">Properties</text:span>:</text:p>
            <text:list xml:id="list329641254098113606" text:style-name="L1">
              <text:list-item>
                <text:p text:style-name="P6"><text:span text:style-name="T2">Initial conditions</text:span> – <text:span text:style-name="T2">the initial</text:span> <text:span text:style-name="T2">values of the output</text:span> <text:span text:style-name="T4">logic</text:span><text:span text:style-name="T2"> vector signal.</text:span></text:p>
              </text:list-item>
              <text:list-item>
                <text:p text:style-name="P6"><text:span text:style-name="T2">Add an</text:span> <text:span text:style-name="T2">inverted</text:span> <text:span text:style-name="T2">output </text:span>– <text:span text:style-name="T2">indicates</text:span> <text:span text:style-name="T2">the presence of</text:span> <text:span text:style-name="T2">an inverted</text:span> <text:span text:style-name="T2">output.</text:span></text:p>
              </text:list-item>
              <text:list-item>
                <text:p text:style-name="P6"><text:span text:style-name="T2">Type of</text:span> <text:span text:style-name="T2">complementing input</text:span> <text:span text:style-name="T2">(by</text:span> <text:span text:style-name="T2">leading edge,</text:span> <text:span text:style-name="T2">by</text:span> <text:span text:style-name="T2">trailing edge, by leading edge and trailing edge) </text:span>– <text:span text:style-name="T2">the condition</text:span> <text:span text:style-name="T2">of actuation of the complementing input.</text:span> 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Триггер T</dc:title>
    <dc:date>2012-03-05T21:05:17.10</dc:date>
    <meta:print-date>2012-02-16T15:35:21</meta:print-date>
    <meta:editing-cycles>114</meta:editing-cycles>
    <meta:editing-duration>PT3H39M29S</meta:editing-duration>
    <dc:creator>Александр </dc:creator>
    <meta:document-statistic meta:table-count="1" meta:image-count="2" meta:object-count="5" meta:page-count="1" meta:paragraph-count="17" meta:word-count="190" meta:character-count="104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if</mi>
      <mi/>
      <mi>u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u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</mrow>
    <annotation encoding="StarMath 5.0">y(t) ~=~ neg {y(t- %DELTA t)}, ~if~ u(t) ~=~ neg {u(t- %DELTA t)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i>t</math:mi>
        <math:mo math:stretchy="false">)</math:mo>
      </math:mrow>
    </math:mrow>
    <math:annotation math:encoding="StarMath 5.0">y(t)</math:annotation>
  </math:semantics>
</math: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if</mi>
      <mi/>
      <mi>u</mi>
      <mrow>
        <mrow>
          <mrow>
            <mo stretchy="false">(</mo>
            <mrow>
              <mi>t</mi>
            </mrow>
            <mo stretchy="false">)</mo>
          </mrow>
          <mo stretchy="false">=</mo>
          <mn>1</mn>
        </mrow>
        <mo stretchy="false">=</mo>
        <mrow>
          <mo stretchy="false">¬</mo>
          <mrow>
            <mi>u</mi>
            <mrow>
              <mo stretchy="false">(</mo>
              <mrow>
                <mrow>
                  <mi>t</mi>
                  <mo stretchy="false">−</mo>
                  <mo stretchy="false">Δ</mo>
                </mrow>
                <mi>t</mi>
              </mrow>
              <mo stretchy="false">)</mo>
            </mrow>
          </mrow>
        </mrow>
      </mrow>
    </mrow>
    <annotation encoding="StarMath 5.0">y(t) ~=~ neg {y(t- %DELTA t)}, ~if~ u(t)=1 = neg {u(t- %DELTA t)}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if</mi>
      <mi/>
      <mi>u</mi>
      <mrow>
        <mrow>
          <mrow>
            <mo stretchy="false">(</mo>
            <mrow>
              <mi>t</mi>
            </mrow>
            <mo stretchy="false">)</mo>
          </mrow>
          <mo stretchy="false">=</mo>
          <mn>0</mn>
        </mrow>
        <mo stretchy="false">=</mo>
        <mrow>
          <mo stretchy="false">¬</mo>
          <mrow>
            <mi>u</mi>
            <mrow>
              <mo stretchy="false">(</mo>
              <mrow>
                <mrow>
                  <mi>t</mi>
                  <mo stretchy="false">−</mo>
                  <mo stretchy="false">Δ</mo>
                </mrow>
                <mi>t</mi>
              </mrow>
              <mo stretchy="false">)</mo>
            </mrow>
          </mrow>
        </mrow>
      </mrow>
    </mrow>
    <annotation encoding="StarMath 5.0">y(t) ~=~ neg {y(t- %DELTA t)}, ~if~ u(t)=0 = neg {u(t- %DELTA t)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u</math:mi>
      <math:mrow>
        <math:mo math:stretchy="false">(</math:mo>
        <math:mi>t</math:mi>
        <math:mo math:stretchy="false">)</math:mo>
      </math:mrow>
    </math:mrow>
    <math:annotation math:encoding="StarMath 5.0">u(t)</math:annotation>
  </math:semantics>
</math:math>
</file>